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167" officeooo:paragraph-rsid="00018167"/>
    </style:style>
    <style:style style:name="P2" style:family="paragraph" style:parent-style-name="Standard">
      <style:text-properties fo:font-weight="bold" officeooo:rsid="00018167" officeooo:paragraph-rsid="00018167" style:font-weight-asian="bold" style:font-weight-complex="bold"/>
    </style:style>
    <style:style style:name="P3" style:family="paragraph" style:parent-style-name="Standard">
      <style:text-properties fo:font-size="14pt" fo:font-weight="bold" officeooo:rsid="00018167" officeooo:paragraph-rsid="00018167" style:font-size-asian="14pt" style:font-weight-asian="bold" style:font-size-complex="14pt" style:font-weight-complex="bold"/>
    </style:style>
    <style:style style:name="P4" style:family="paragraph" style:parent-style-name="Standard">
      <style:text-properties fo:font-style="italic" officeooo:rsid="00018167" officeooo:paragraph-rsid="00018167" style:font-style-asian="italic" style:font-style-complex="italic"/>
    </style:style>
    <style:style style:name="P5" style:family="paragraph" style:parent-style-name="Standard">
      <style:text-properties fo:font-weight="normal" officeooo:rsid="00018167" officeooo:paragraph-rsid="00018167" style:font-weight-asian="normal" style:font-weight-complex="normal"/>
    </style:style>
    <style:style style:name="P6" style:family="paragraph" style:parent-style-name="Standard">
      <style:text-properties officeooo:rsid="000867cf" officeooo:paragraph-rsid="00018167"/>
    </style:style>
    <style:style style:name="P7" style:family="paragraph" style:parent-style-name="Standard">
      <style:text-properties officeooo:rsid="00018167" officeooo:paragraph-rsid="00018167"/>
    </style:style>
    <style:style style:name="P8" style:family="paragraph" style:parent-style-name="Standard">
      <style:text-properties officeooo:rsid="00018167" officeooo:paragraph-rsid="000c9729"/>
    </style:style>
    <style:style style:name="P9" style:family="paragraph" style:parent-style-name="Standard">
      <style:text-properties officeooo:rsid="000c9806" officeooo:paragraph-rsid="000c9806"/>
    </style:style>
    <style:style style:name="T1" style:family="text">
      <style:text-properties fo:font-style="italic" style:font-style-asian="italic" style:font-style-complex="italic"/>
    </style:style>
    <style:style style:name="T2" style:family="text">
      <style:text-properties fo:font-style="italic" officeooo:rsid="0005e814" style:font-style-asian="italic" style:font-style-complex="italic"/>
    </style:style>
    <style:style style:name="T3" style:family="text">
      <style:text-properties fo:font-style="italic" officeooo:rsid="000c9806" style:font-style-asian="italic" style:font-style-complex="italic"/>
    </style:style>
    <style:style style:name="T4"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l Anderson: Curriculum Vitae</text:p>
      <text:p text:style-name="P1"/>
      <text:p text:style-name="P1"><text:span text:style-name="T4">Futel </text:span><text:span text:style-name="T1">August 2014-present</text:span></text:p>
      <text:p text:style-name="P4"/>
      <text:p text:style-name="P1">Futel is a telephone company and audio art installation, with installations at several publicly available locations. As director, I do everything that needs doing, including creative direction, content creation, project management, development, operations, fundraising, intern mentoring, volunteer coordination, and outreach.</text:p>
      <text:p text:style-name="P1"/>
      <text:p text:style-name="P2">Installations:</text:p>
      <text:p text:style-name="P9">Sidewalk, SE Clinton Street, Portland, June 2014 to present.</text:p>
      <text:p text:style-name="P9">Right To Dream Too, NW Third and Burnside, Portland, January 2015 to present.</text:p>
      <text:p text:style-name="P9">Sidewalk, NE Ainsworth Street, Portland, February 2016 to present.</text:p>
      <text:p text:style-name="P9">Sidewalk, SE Taylor Street, Portland, November 2016 to present.</text:p>
      <text:p text:style-name="P9">Alley, NE Killingsworth Street, Portland, January 2018 to present.</text:p>
      <text:p text:style-name="P9">Alley, Pearl Street, Ypsilanti, Michigan, March 2018 to present.</text:p>
      <text:p text:style-name="P9">Sidewalk, NE Killingsworth Street, Portland, December 2018 to present.</text:p>
      <text:p text:style-name="P9">Parking lot, Sou'Wester Lodge, Seaview, Washington, March 2019 to present.</text:p>
      <text:p text:style-name="P9">Bar, Upright Brewing, N Broadway, Portland, July 2019 to present.</text:p>
      <text:p text:style-name="P9">Sidewalk, 23rd Street, Detroit, Michigan, November 2019 to present.</text:p>
      <text:p text:style-name="P9">Sidewalk, NE Martin Luther King Jr Blvd, Portland, January 2020 to present.</text:p>
      <text:p text:style-name="P9">Sidewalk, N Central St, Portland, October 2020 to present.</text:p>
      <text:p text:style-name="P9">Sidewalk, N Interstate Avenue, Portland, February 2016 to July 2016.</text:p>
      <text:p text:style-name="P9">Sidewalk, SE Woodward Street, Portland, November 2018 to January 2021.</text:p>
      <text:p text:style-name="P1"/>
      <text:p text:style-name="P2">Exhibits:</text:p>
      <text:p text:style-name="P1">Hold The Phone, Open Signal, April-November 2020.</text:p>
      <text:p text:style-name="P1">Futel Remote Testing Facility, Virtual ToorCamp, June 2020.</text:p>
      <text:p text:style-name="P1">The Newberg Department of Friendship by Patricia Vázquez Gómez, Chehalem Cultural Center, December 2019.</text:p>
      <text:p text:style-name="P1">HELLO, VOYAGER / Futel Telephone Booth by Jodi Darby, Open Signal Fest, August 2019.</text:p>
      <text:p text:style-name="P1">HERE || Humboldt by the Black Life Experiential Research Group, Paragon Gallery at PCC Cascade, April 2019.</text:p>
      <text:p text:style-name="P1">Futel Interactive Installation, Teardown, May 2018.</text:p>
      <text:p text:style-name="P1">Futel Interactive Installation, ToorCamp, Orcas Island, Washington, July 2016.</text:p>
      <text:p text:style-name="P1">Futel: Communication From Beyond The Veil, AFRU gallery, February 2016.</text:p>
      <text:p text:style-name="P1">Futel Interactive Installation, ToorCamp, Neah Bay, Washington, July 2014.</text:p>
      <text:p text:style-name="P1"/>
      <text:p text:style-name="P2">Presentations:</text:p>
      <text:p text:style-name="P5">Futel: The Payphone, Devolved, HOPE 12, New York City, July 2018.</text:p>
      <text:p text:style-name="P5">Futel: A Technology So Advanced We Leave It Out On The Street All Night, Teardown, Portland, May 2018.</text:p>
      <text:p text:style-name="P5">Futel: Telecommunications Colossus of the Modern Age, DonutJS, Portland, February 2018.</text:p>
      <text:p text:style-name="P5">King Solomon’s Mines: The Greatest Salvage Treasure Revealed In The Vault Of The Payphone, Decon + Reuse '17, Portland, September, 2017.</text:p>
      <text:p text:style-name="P5">Futel: The Network We Deserve, Open Source Bridge, Portland, June 2017.</text:p>
      <text:p text:style-name="P5">Futel: An Immobile Phone Company, i3Detroit, Detroit, October 2016.</text:p>
      <text:p text:style-name="P5">Futel Activity Report, ToorCamp, Orcas Island, June 2016.</text:p>
      <text:p text:style-name="P5">Interview, Karaoke Research Council season 1 episode 3, Portland, January 2016.</text:p>
      <text:p text:style-name="P5"><text:soft-page-break/>Futel: Operators Are Sometimes Standing By, Portland Creative Coders, Portland, August 2015.</text:p>
      <text:p text:style-name="P5">Futel: The Telephone Of The Future, Curiosity Club, Portland, April 2015.</text:p>
      <text:p text:style-name="P5">Futel: The Future Of The Past Of Telephony, Open Source Bridge, Portland, June 2014.</text:p>
      <text:p text:style-name="P6"/>
      <text:p text:style-name="P2">Audio Publications:</text:p>
      <text:p text:style-name="P1">Wildcard Line Episode 7, participatory audio, September 2020.</text:p>
      <text:p text:style-name="P1">Wildcard Line Episode 6, participatory audio, June 2019.</text:p>
      <text:p text:style-name="P1">Wildcard Line Episode 5, participatory audio, March 2019.</text:p>
      <text:p text:style-name="P1">Wildcard Line Episode 4, participatory audio, June 2017.</text:p>
      <text:p text:style-name="P1">Wildcard Line Episode 3, participatory audio, November 2017.</text:p>
      <text:p text:style-name="P1">Wildcard Line Episode 2, participatory audio, May 2017.</text:p>
      <text:p text:style-name="P1">Wildcard Line Episode 1, participatory audio, November 2016.</text:p>
      <text:p text:style-name="P1"/>
      <text:p text:style-name="P2">Print Publications:</text:p>
      <text:p text:style-name="P1">Party Line #5, pamphlet, April 2020.</text:p>
      <text:p text:style-name="P1">Party Line #4, pamphlet, February 2019.</text:p>
      <text:p text:style-name="P1">Party Line #3, pamphlet, March 2018.</text:p>
      <text:p text:style-name="P1">Party Line #2, pamphlet, March 2017.</text:p>
      <text:p text:style-name="P1">Party Line #1, pamphlet, March 2016.</text:p>
      <text:p text:style-name="P1"/>
      <text:p text:style-name="P2">Major Grants:</text:p>
      <text:p text:style-name="P8">Awesome Portland, March 2020.</text:p>
      <text:p text:style-name="P8">Regional Arts and Culture Council, June 2019.</text:p>
      <text:p text:style-name="P8">TechSoup Hardware Grant, November 2018.</text:p>
      <text:p text:style-name="P8">Twilio.org Impact Access, March 2018.</text:p>
      <text:p text:style-name="P8">Personal Telco Project Hardware Grant, May 2017.</text:p>
      <text:p text:style-name="P8">Free Geek Hardware Grant, May 2017.</text:p>
      <text:p text:style-name="P8">Awesome Ann Arbor, June 2017.</text:p>
      <text:p text:style-name="P8">Precipice Fund, December 2016.</text:p>
      <text:p text:style-name="P8">Regional Arts and Culture Council, December 2015.</text:p>
      <text:p text:style-name="P8">Awesome Portland, September 2014.</text:p>
      <text:p text:style-name="P8">ToorCamp Art Grant, July 2014.</text:p>
      <text:p text:style-name="P1"><text:span text:style-name="T3"/></text:p>
      <text:p text:style-name="P1"><text:span text:style-name="T4">Church Of Robotron </text:span><text:span text:style-name="T1">2012-201</text:span><text:span text:style-name="T2">5</text:span></text:p>
      <text:p text:style-name="P1">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1"/>
      <text:p text:style-name="P2">Exhibits:</text:p>
      <text:p text:style-name="P1">XOXO 1010 Art Show, September 2015.</text:p>
      <text:p text:style-name="P1">AFRU Gallery, February 2015.</text:p>
      <text:p text:style-name="P1">Diode Gallery, September to October 2014.</text:p>
      <text:p text:style-name="P1">ToorCamp, Neah Bay, Washington, July 2012.</text:p>
      <text:p text:style-name="P1"/>
      <text:p text:style-name="P2">Publications:</text:p>
      <text:p text:style-name="P1"><text:soft-page-break/>Doctrine And Documentation, pamphlet, 2014.</text:p>
      <text:p text:style-name="P1"/>
      <text:p text:style-name="P2">Presentations:</text:p>
      <text:p text:style-name="P1">The Church Of Robotron, Dorkbot PDX, 2013.</text:p>
      <text:p text:style-name="P1"/>
      <text:p text:style-name="P2">Major Grants:</text:p>
      <text:p text:style-name="P1">ToorCamp Art Grant, July 2012.</text:p>
      <text:p text:style-name="P1"/>
      <text:p text:style-name="P1"><text:span text:style-name="T4">C.H.U.N.K. 666 </text:span><text:span text:style-name="T1">1992-</text:span><text:span text:style-name="T2">2015</text:span></text:p>
      <text:p text:style-name="P1">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1"/>
      <text:p text:style-name="P2">Events:</text:p>
      <text:p text:style-name="P1">Mutant Bike Proving Grounds, Vancouver, BC, 2008.</text:p>
      <text:p text:style-name="P1">Chunkathlons, Portland, yearly 1999 through 2005.</text:p>
      <text:p text:style-name="P1">Mutant Bike Construction Workshop, Brooklyn, NY, 2003.</text:p>
      <text:p text:style-name="P1">Chunkathlon, Brooklyn, NY, 2003.</text:p>
      <text:p text:style-name="P1">Mutant Bike Construction Workshop, Portland, 2002.</text:p>
      <text:p text:style-name="P1"/>
      <text:p text:style-name="P2">Presentations:</text:p>
      <text:p text:style-name="P1">Aquachoppers of C.H.U.N.K. 666, Curiosity Club, April 2013.</text:p>
      <text:p text:style-name="P1">Aquachoppers of C.H.U.N.K. 666, Dorkbot PDX, October 2011.</text:p>
      <text:p text:style-name="P1">Aquachoppers of C.H.U.N.K. 666, Research Club, September 2011.</text:p>
      <text:p text:style-name="P1"/>
      <text:p text:style-name="P2">Publications:</text:p>
      <text:p text:style-name="P1">Taking The Lane (story in anthology), edited by Elly Blue, 2014.</text:p>
      <text:p text:style-name="P1">Nowtopia (interview in anthology), edited by Chris Carlson, 2008.</text:p>
      <text:p text:style-name="P1">C.H.U.N.K. 666: To Head The Moronic Dictum, pamphlet, 2001.</text:p>
      <text:p text:style-name="P1">C.H.U.N.K. 666: Heat Shield of the Celestial Chariot, pamphlet, 1999.</text:p>
      <text:p text:style-name="P1">C.H.U.N.K. 666: Preparing for the Carmageddon, pamphlet, 199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5:21:52.477564050</meta:creation-date>
    <dc:date>2021-05-12T22:28:01.239677682</dc:date>
    <meta:editing-duration>PT30M19S</meta:editing-duration>
    <meta:editing-cycles>11</meta:editing-cycles>
    <meta:generator>LibreOffice/6.0.7.3$Linux_X86_64 LibreOffice_project/00m0$Build-3</meta:generator>
    <meta:document-statistic meta:table-count="0" meta:image-count="0" meta:object-count="0" meta:page-count="3" meta:paragraph-count="97" meta:word-count="855" meta:character-count="6101" meta:non-whitespace-character-count="5343"/>
  </office:meta>
</office:document-meta>
</file>